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27.4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80251</text:span></text:p>
      <text:p text:style-name="P9"/>
      <text:p text:style-name="Standard"><text:span text:style-name="T4">שם העסק/מבנה</text:span><text:span text:style-name="T3"> <text:s text:c="2"/></text:span><text:span text:style-name="T1">ניופאן בע"מ</text:span></text:p>
      <text:p text:style-name="P10"/>
      <text:p text:style-name="Standard"><text:span text:style-name="T4">כתובת</text:span><text:span text:style-name="T1"> <text:s/>רוזנסקי 14 מערב ראשון לציון</text:span><text:bookmark text:name="_GoBack"/></text:p>
      <text:p text:style-name="P10"/>
      <text:p text:style-name="Standard"><text:span text:style-name="T4">טלפון</text:span><text:span text:style-name="T1"> <text:s text:c="21"/>9535961</text:span></text:p>
      <text:p text:style-name="Standard"><text:span text:style-name="T1"><text:s text:c="31"/>9488237 <text:s text:c="133"/></text:span></text:p>
      <text:p text:style-name="P10"/>
      <text:p text:style-name="Standard"><text:span text:style-name="T4">המפתחות נמצאים</text:span><text:span text:style-name="T1"> <text:s/>כונן 24 ש' דור אשד <text:s text:c="3"/>052-3680022</text:span></text:p>
      <text:p text:style-name="P4"/>
      <text:p text:style-name="Standard"><text:span text:style-name="T4">מיקום מפסק זרם ראשי</text:span><text:span text:style-name="T1"> <text:s text:c="9"/>עמדת שומר מפסק זרם - <text:s text:c="2"/>לוח חשמל ראשי קומת מרתף ירידה</text:span></text:p>
      <text:p text:style-name="Standard"><text:span text:style-name="T1"><text:s text:c="92"/>מחדר מדרגות מזרח דלת רפרפה.</text:span></text:p>
      <text:p text:style-name="Standard"><text:span text:style-name="T1"><text:s text:c="70"/></text:span></text:p>
      <text:p text:style-name="Standard"><text:span text:style-name="T1"><text:s text:c="11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 text:c="2"/>ברז הספקת מים נמצא בחזית צפונית כניסה ראשית למבנה</text:span></text:p>
      <text:p text:style-name="Standard"><text:span text:style-name="T1"><text:s text:c="51"/>ומסביב למבנה .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דני פיקובסקי</text:span></text:p>
          </table:table-cell>
          <table:table-cell table:style-name="Table2.A1" office:value-type="string">
            <text:p text:style-name="P1"><text:span text:style-name="T1">ממונה אבטחה</text:span></text:p>
          </table:table-cell>
          <table:table-cell table:style-name="Table2.A1" office:value-type="string">
            <text:p text:style-name="P1"><text:span text:style-name="T1">052-3680140</text:span></text:p>
          </table:table-cell>
          <table:table-cell table:style-name="Table2.A1" office:value-type="string">
            <text:p text:style-name="P1"><text:span text:style-name="T1">054-7979740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יוני שניידר </text:span></text:p>
          </table:table-cell>
          <table:table-cell table:style-name="Table2.A1" office:value-type="string">
            <text:p text:style-name="P1"><text:span text:style-name="T1">בעלים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4-7979707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צביקה גיור</text:span></text:p>
          </table:table-cell>
          <table:table-cell table:style-name="Table2.A1" office:value-type="string">
            <text:p text:style-name="P1"><text:span text:style-name="T1">בעלים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4-7100100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אסף וולף</text:span></text:p>
          </table:table-cell>
          <table:table-cell table:style-name="Table2.A1" office:value-type="string">
            <text:p text:style-name="P1"><text:span text:style-name="T1">מנהל חנות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4-6739181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קומת מרתף חניון מטען אש 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מגוף שליטה ראשי ספרינקלרים ממוקם בקומה 1- מאחורי דלת כניסה למחסן (מזרח)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גוף שליטה קומתי ממוקם בגרם המדרגות הדרומי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שחרור עשן בכול המבנה ע"י חלונות שנפתחות אוטומטי בזמן התרעת אש בחניון שחרור עשן טבעי</text:span></text:p>
          </table:table-cell>
        </table:table-row>
      </table:table>
      <text:p text:style-name="P4"><text:soft-page-break/></text:p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5</meta:editing-cycles>
    <meta:print-date>2012-01-05T11:00:00</meta:print-date>
    <meta:creation-date>2014-04-27T10:58:00</meta:creation-date>
    <dc:date>2014-04-27T11:35:00</dc:date>
    <meta:editing-duration>PT38S</meta:editing-duration>
    <meta:generator>OpenOffice/4.0.1$Win32 OpenOffice.org_project/401m5$Build-9714</meta:generator>
    <meta:document-statistic meta:table-count="6" meta:image-count="0" meta:object-count="0" meta:page-count="3" meta:paragraph-count="64" meta:word-count="205" meta:character-count="22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